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8125in"/>
    </style:style>
    <style:style style:name="Table1.B" style:family="table-column">
      <style:table-column-properties style:column-width="1.6493in"/>
    </style:style>
    <style:style style:name="Table1.C" style:family="table-column">
      <style:table-column-properties style:column-width="1.7313in"/>
    </style:style>
    <style:style style:name="Table1.D" style:family="table-column">
      <style:table-column-properties style:column-width="1.734in"/>
    </style:style>
    <style:style style:name="Table1.1" style:family="table-row">
      <style:table-row-properties fo:keep-together="auto"/>
    </style:style>
    <style:style style:name="Table1.A1" style:family="table-cell" style:data-style-name="N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data-style-name="N100">
      <style:table-cell-properties fo:background-color="transparent" fo:padding="0.0382in" fo:border="0.5pt solid #000000" style:writing-mode="page">
        <style:background-image/>
      </style:table-cell-properties>
    </style:style>
    <style:style style:name="Table1.A2" style:family="table-cell" style:data-style-name="N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Preformatted_20_Text">
      <style:paragraph-properties fo:margin-left="0in" fo:margin-right="0in" fo:text-indent="0in" style:auto-text-indent="true"/>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4"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856c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formatted_20_Text" style:master-page-name="">
      <loext:graphic-properties draw:fill="none"/>
      <style:paragraph-properties fo:margin-left="0in" fo:margin-right="0in" fo:margin-top="0in" fo:margin-bottom="0in" loext:contextual-spacing="false" fo:text-indent="0in" style:auto-text-indent="true" style:page-number="auto" fo:background-color="transparent"/>
      <style:text-properties style:font-name="DejaVu Sans1" fo:font-size="11pt" style:font-size-asian="11pt" style:font-size-complex="11pt"/>
    </style:style>
    <style:style style:name="P7" style:family="paragraph" style:parent-style-name="Table">
      <style:text-properties officeooo:paragraph-rsid="000e775d"/>
    </style:style>
    <style:style style:name="P8" style:family="paragraph" style:parent-style-name="Heading_20_1">
      <style:paragraph-properties fo:margin-left="0in" fo:margin-right="0in" fo:text-indent="0in" style:auto-text-indent="true" fo:break-before="page"/>
    </style:style>
    <style:style style:name="P9" style:family="paragraph" style:parent-style-name="Heading_20_2">
      <style:paragraph-properties fo:margin-left="0in" fo:margin-right="0in" fo:text-indent="0in" style:auto-text-indent="true"/>
    </style:style>
    <style:style style:name="P10" style:family="paragraph" style:parent-style-name="code">
      <style:text-properties officeooo:paragraph-rsid="00117c7f"/>
    </style:style>
    <style:style style:name="P11" style:family="paragraph" style:parent-style-name="code">
      <style:paragraph-properties fo:margin-left="0.1457in" fo:margin-right="0in" fo:text-indent="0in" style:auto-text-indent="false"/>
    </style:style>
    <style:style style:name="P12" style:family="paragraph" style:parent-style-name="Heading_20_3">
      <style:paragraph-properties fo:margin-left="0in" fo:margin-right="0in" fo:text-indent="0in" style:auto-text-indent="true"/>
    </style:style>
    <style:style style:name="T1" style:family="text">
      <style:text-properties officeooo:rsid="00060d9c"/>
    </style:style>
    <style:style style:name="T2" style:family="text">
      <style:text-properties style:font-name="DejaVu Sans1" fo:font-size="11pt" style:font-size-asian="11pt" style:font-size-complex="11pt"/>
    </style:style>
    <style:style style:name="T3" style:family="text">
      <style:text-properties officeooo:rsid="0009544b"/>
    </style:style>
    <style:style style:name="T4" style:family="text">
      <style:text-properties officeooo:rsid="000ac3d0"/>
    </style:style>
    <style:style style:name="T5" style:family="text">
      <style:text-properties fo:font-size="8pt" style:font-size-asian="8pt" style:font-size-complex="8pt"/>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8" text:outline-level="1">Chapter 3 Converting Numeric Data Types </text:h>
      <text:p text:style-name="P2"/>
      <text:p text:style-name="P2">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P2"/>
      <text:h text:style-name="Heading_20_2" text:outline-level="2">Implicit Data Conversion </text:h>
      <text:p text:style-name="P2"/>
      <text:p text:style-name="P2">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2">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2"/>
      <text:p text:style-name="P2">The following short program illustrates the conversion that takes place during an assignment statement. </text:p>
      <text:p text:style-name="P2"/>
      <text:p text:style-name="P2"/>
      <text:p text:style-name="code">Dim As Double myDbl </text:p>
      <text:p text:style-name="code">Dim As Integer myInt </text:p>
      <text:p text:style-name="code">'Set myDbl to a float value </text:p>
      <text:p text:style-name="code">myDbl = 5.56 </text:p>
      <text:p text:style-name="code">'Assign myInt the float, will be converted to int </text:p>
      <text:p text:style-name="code">myInt = myDbl </text:p>
      <text:p text:style-name="code">Print "myInt ="; myInt </text:p>
      <text:p text:style-name="code">Sleep </text:p>
      <text:p text:style-name="P10">End</text:p>
      <text:p text:style-name="P10"/>
      <text:p text:style-name="P10"/>
      <text:p text:style-name="P10">Listing 3.1: assignconv.bas </text:p>
      <text:p text:style-name="P2"/>
      <text:p text:style-name="P2"><text:tab/>Analysis: In lines 1 and 2 two variable are being declared, myDbl, a double-type <text:span text:style-name="T4">variable</text:span> and myInt, an integer-type variable. Line 3 is a comment which, as you can see,</text:p>
      <text:p text:style-name="P2">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text:soft-page-break/>and in line 9 the End statement is used to end the program. </text:p>
      <text:p text:style-name="P2"/>
      <text:p text:style-name="P2">Running the program will result in the following output. </text:p>
      <text:p text:style-name="P2"/>
      <text:p text:style-name="P2">myInt = 6 </text:p>
      <text:p text:style-name="P2"/>
      <text:p text:style-name="P2"/>
      <text:list xml:id="list3671710254" text:style-name="List_20_1">
        <text:list-item>
          <text:p text:style-name="code2">Output 3.1: assignconv.bas </text:p>
        </text:list-item>
      </text:list>
      <text:p text:style-name="P2"/>
      <text:p text:style-name="P2"/>
      <text:p text:style-name="P2">In the program, the value of myDbl which is a double-type variable, was set to</text:p>
      <text:p text:style-name="P2"/>
      <text:p text:style-name="P2">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2">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2"/>
      <text:p text:style-name="P2">The next little program illustrates the implicit conversion that takes place during a calculation. In this example, the two integer operands are converted to double-types during the division calculation. </text:p>
      <text:p text:style-name="P2"/>
      <text:p text:style-name="P2"/>
      <text:p text:style-name="code">Dim As Double myDbl </text:p>
      <text:p text:style-name="code">Dim As Integer myInt1, myInt2 </text:p>
      <text:p text:style-name="code">'Assign values to myInt1, myInt2 </text:p>
      <text:p text:style-name="code">myInt1 = 5 </text:p>
      <text:p text:style-name="code">myInt2 = 3 </text:p>
      <text:p text:style-name="code">myDbl = myInt1 / myInt2 </text:p>
      <text:p text:style-name="code">Print "myDbl ="; myDbl </text:p>
      <text:p text:style-name="code">Sleep </text:p>
      <text:p text:style-name="code">End </text:p>
      <text:p text:style-name="code"/>
      <text:p text:style-name="P2"/>
      <text:p text:style-name="P2"/>
      <text:p text:style-name="P2">Listing 3.2: calcconv.bas </text:p>
      <text:p text:style-name="P2"/>
      <text:p text:style-name="P2"><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text:soft-page-break/>statement. Line 7 prints the newly converted value to the screen and in lines 8 and 9, the program will wait for a key press and then end. </text:p>
      <text:p text:style-name="P2"/>
      <text:p text:style-name="P2">Running the program produces the following output. </text:p>
      <text:p text:style-name="P2"/>
      <text:p text:style-name="P2">myDbl = 1.66666666666667 </text:p>
      <text:p text:style-name="P2"/>
      <text:p text:style-name="P2"/>
      <text:p text:style-name="P2">Output 3.2: calconv.bas </text:p>
      <text:p text:style-name="P2"/>
      <text:p text:style-name="P2">The result is as expected since the double-type has a greater precision than the integer-type. However, consider this program and its output, which demonstrates the implicit rounding during calculations. </text:p>
      <text:p text:style-name="P2"/>
      <text:p text:style-name="P2"/>
      <text:p text:style-name="code">Dim As Double myDbl1, myDbl2 </text:p>
      <text:p text:style-name="code">Dim As Integer myInt </text:p>
      <text:p text:style-name="code">'Assign values to myInt1, myInt2 </text:p>
      <text:p text:style-name="code">myDbl1 = 5.6 </text:p>
      <text:p text:style-name="code">myDbl2 = 3.1 </text:p>
      <text:p text:style-name="code">myInt = myDbl1 / myDbl2 </text:p>
      <text:p text:style-name="code">Print "myInt ="; myInt </text:p>
      <text:p text:style-name="code">Sleep </text:p>
      <text:p text:style-name="code">End </text:p>
      <text:p text:style-name="code"/>
      <text:p text:style-name="P2"/>
      <text:p text:style-name="P2">Listing 3.3: calcconv2.bas </text:p>
      <text:p text:style-name="P2"/>
      <text:p text:style-name="P2"><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P2"/>
      <text:p text:style-name="P2">The output of the program: </text:p>
      <text:p text:style-name="P2"/>
      <text:p text:style-name="P2">myInt = 2 </text:p>
      <text:p text:style-name="P2"/>
      <text:p text:style-name="P2"/>
      <text:p text:style-name="P2">Output 3.3: calconv2.bas </text:p>
      <text:p text:style-name="P2"/>
      <text:p text:style-name="P2">In this example, the two double-type variables were converted to integers andthen the division operation was performed. Since 5.6 was rounded up to 6 during theconversion, the result is 2 rather than 1. This may not be a problem, but you should <text:soft-page-break/>beaware that these types of conversions occur when working with mixed precision types. </text:p>
      <text:p text:style-name="P2"/>
      <text:h text:style-name="P9" text:outline-level="2">Explicit Data Conversion </text:h>
      <text:p text:style-name="P2"/>
      <text:p text:style-name="P2">There is an alternative to implicit data conversion, explicit data conversion where 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2"/>
      <text:h text:style-name="P12" text:outline-level="3">Numeric Data Conversion Functions </text:h>
      <text:p text:style-name="P2"/>
      <text:p text:style-name="P2">Table 4.1 lists all the conversion functions. Keep in mind that these functions donot check for overflow, so be sure that the value passed to these functions is in theexpected range. </text:p>
      <text:p text:style-name="P2"/>
      <text:p text:style-name="P2"/>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4">Function</text:p>
          </table:table-cell>
          <table:table-cell table:style-name="Table1.A1" office:value-type="float" office:value="0">
            <text:p text:style-name="P4"><text:s/>Syntax </text:p>
          </table:table-cell>
          <table:table-cell table:style-name="Table1.A1" office:value-type="float" office:value="0">
            <text:p text:style-name="P4">Purpose</text:p>
          </table:table-cell>
          <table:table-cell table:style-name="Table1.D1" office:value-type="float" office:value="0">
            <text:p text:style-name="P4"><text:s/>Comment </text:p>
          </table:table-cell>
        </table:table-row>
        <table:table-row table:style-name="Table1.1">
          <table:table-cell table:style-name="Table1.A2" office:value-type="float" office:value="0">
            <text:p text:style-name="P4">Cast</text:p>
          </table:table-cell>
          <table:table-cell table:style-name="Table1.B2" office:value-type="string">
            <text:p text:style-name="P4">B = Cast(datatype,expression)</text:p>
          </table:table-cell>
          <table:table-cell table:style-name="Table1.C2" office:value-type="string">
            <text:p text:style-name="P4">Convert expression to data-type listed. </text:p>
          </table:table-cell>
          <table:table-cell table:style-name="Table1.D2" office:value-type="string">
            <text:p text:style-name="P5">Datatype is any of the available FreeBasic data-types. Expression is a numeric value, variable or expression. </text:p>
          </table:table-cell>
        </table:table-row>
        <table:table-row table:style-name="Table1.1">
          <table:table-cell table:style-name="Table1.A2" office:value-type="float" office:value="0">
            <text:p text:style-name="P4">Cbyte</text:p>
          </table:table-cell>
          <table:table-cell table:style-name="Table1.B3" office:value-type="string">
            <text:p text:style-name="P4"><text:s/>B = CByte(expression) </text:p>
          </table:table-cell>
          <table:table-cell table:style-name="Table1.C3" office:value-type="string">
            <text:p text:style-name="P4">Convert expression to byte. </text:p>
          </table:table-cell>
          <table:table-cell table:style-name="Table1.D3" office:value-type="string">
            <text:p text:style-name="P4">Expression must be in the range –128 to 127. </text:p>
          </table:table-cell>
        </table:table-row>
        <table:table-row table:style-name="Table1.1">
          <table:table-cell table:style-name="Table1.A2" office:value-type="float" office:value="0">
            <text:p text:style-name="P4">CDbl </text:p>
          </table:table-cell>
          <table:table-cell table:style-name="Table1.B4" office:value-type="string">
            <text:p text:style-name="P4">B = CDbl(expression) </text:p>
          </table:table-cell>
          <table:table-cell table:style-name="Table1.C4" office:value-type="string">
            <text:p text:style-name="P5">Convert expression to double. </text:p>
          </table:table-cell>
          <table:table-cell table:style-name="Table1.D4" office:value-type="string">
            <text:p text:style-name="P5">Expression must be in the range of -2.2E-308 to+1.7E+308. </text:p>
          </table:table-cell>
        </table:table-row>
        <table:table-row table:style-name="Table1.1">
          <table:table-cell table:style-name="Table1.A2" office:value-type="float" office:value="0">
            <text:p text:style-name="P4">Cint </text:p>
          </table:table-cell>
          <table:table-cell table:style-name="Table1.B5" office:value-type="string">
            <text:p text:style-name="P4">B = Cint(expression) </text:p>
          </table:table-cell>
          <table:table-cell table:style-name="Table1.C5" office:value-type="string">
            <text:p text:style-name="P5"><text:s/>Convert expression to integer. </text:p>
          </table:table-cell>
          <table:table-cell table:style-name="Table1.D5" office:value-type="string">
            <text:p text:style-name="P5">Expression must be in the range of –2,147,483,648 to2,147,483,647.</text:p>
          </table:table-cell>
        </table:table-row>
        <table:table-row table:style-name="Table1.1">
          <table:table-cell table:style-name="Table1.A2" office:value-type="float" office:value="0">
            <text:p text:style-name="P4">Clng</text:p>
          </table:table-cell>
          <table:table-cell table:style-name="Table1.B6" office:value-type="string">
            <text:p text:style-name="P4"><text:s/>B = CLng(expression) </text:p>
          </table:table-cell>
          <table:table-cell table:style-name="Table1.C6" office:value-type="string">
            <text:p text:style-name="P4">Convert expression tolong. Long is analias for integer. </text:p>
          </table:table-cell>
          <table:table-cell table:style-name="Table1.D6" office:value-type="string">
            <text:p text:style-name="P4">Expression must be in the range of –2,147,483,648 to2,147,483,647. </text:p>
          </table:table-cell>
        </table:table-row>
        <table:table-row table:style-name="Table1.1">
          <table:table-cell table:style-name="Table1.A2" office:value-type="float" office:value="0">
            <text:p text:style-name="P4">ClngInt </text:p>
          </table:table-cell>
          <table:table-cell table:style-name="Table1.B7" office:value-type="string">
            <text:p text:style-name="P4">B = ClngInt(expression) </text:p>
          </table:table-cell>
          <table:table-cell table:style-name="Table1.C7" office:value-type="string">
            <text:p text:style-name="P4">Convert expression to long int.</text:p>
          </table:table-cell>
          <table:table-cell table:style-name="Table1.D7" office:value-type="string">
            <text:p text:style-name="P5"><text:s/>Expression must be in the range of –<text:soft-page-break/>9,223,372,036,854,775,808 to 9,223,372,036,854,775,807 </text:p>
          </table:table-cell>
        </table:table-row>
        <table:table-row table:style-name="Table1.1">
          <table:table-cell table:style-name="Table1.A2" office:value-type="float" office:value="0">
            <text:p text:style-name="P4">Cshort</text:p>
          </table:table-cell>
          <table:table-cell table:style-name="Table1.B8" office:value-type="string">
            <text:p text:style-name="P4"><text:s/>B = CShort(expression) </text:p>
          </table:table-cell>
          <table:table-cell table:style-name="Table1.C8" office:value-type="string">
            <text:p text:style-name="P4">Convert expression to short. </text:p>
          </table:table-cell>
          <table:table-cell table:style-name="Table1.D8" office:value-type="string">
            <text:p text:style-name="P5">Expression must be in the range of -32768 to 32767. </text:p>
          </table:table-cell>
        </table:table-row>
        <table:table-row table:style-name="Table1.1">
          <table:table-cell table:style-name="Table1.A2" office:value-type="float" office:value="0">
            <text:p text:style-name="P4">CUByte</text:p>
          </table:table-cell>
          <table:table-cell table:style-name="Table1.B9" office:value-type="string">
            <text:p text:style-name="P4"><text:s/>B = CUByte(expression) </text:p>
          </table:table-cell>
          <table:table-cell table:style-name="Table1.C9" office:value-type="string">
            <text:p text:style-name="P4">Convert expression to unsigned byte. <text:s/></text:p>
          </table:table-cell>
          <table:table-cell table:style-name="Table1.D9" office:value-type="string">
            <text:p text:style-name="P5">Expression must be in the range of 0 to255.</text:p>
          </table:table-cell>
        </table:table-row>
        <table:table-row table:style-name="Table1.1">
          <table:table-cell table:style-name="Table1.A2" office:value-type="float" office:value="0">
            <text:p text:style-name="P4">CUInt</text:p>
          </table:table-cell>
          <table:table-cell table:style-name="Table1.B10" office:value-type="string">
            <text:p text:style-name="P4"><text:s/>B = CUInt(expression) </text:p>
          </table:table-cell>
          <table:table-cell table:style-name="Table1.C10" office:value-type="string">
            <text:p text:style-name="P4">Convert expression to unsigned integer. </text:p>
          </table:table-cell>
          <table:table-cell table:style-name="Table1.D10" office:value-type="string">
            <text:p text:style-name="P5">Expression must be in the range of 0 to 4,294,967,296. </text:p>
          </table:table-cell>
        </table:table-row>
        <table:table-row table:style-name="Table1.1">
          <table:table-cell table:style-name="Table1.A2" office:value-type="float" office:value="0">
            <text:p text:style-name="P4">CULngInt </text:p>
          </table:table-cell>
          <table:table-cell table:style-name="Table1.B11" office:value-type="string">
            <text:p text:style-name="P4">B = CULngInt(expression) </text:p>
          </table:table-cell>
          <table:table-cell table:style-name="Table1.C11" office:value-type="string">
            <text:p text:style-name="P4">Convert expression to long unsigned integer. </text:p>
          </table:table-cell>
          <table:table-cell table:style-name="Table1.D11" office:value-type="string">
            <text:p text:style-name="P5">Expression must be in the range of 0 to18,446,744,073,709,551,615 .</text:p>
          </table:table-cell>
        </table:table-row>
        <table:table-row table:style-name="Table1.1">
          <table:table-cell table:style-name="Table1.A2" office:value-type="float" office:value="0">
            <text:p text:style-name="P5">CUShort <text:s/></text:p>
          </table:table-cell>
          <table:table-cell table:style-name="Table1.B12" office:value-type="string">
            <text:p text:style-name="P5">B = CUShort(expression)</text:p>
          </table:table-cell>
          <table:table-cell table:style-name="Table1.C12" office:value-type="string">
            <text:p text:style-name="P5">Convert expression to unsigned short. </text:p>
          </table:table-cell>
          <table:table-cell table:style-name="Table1.D12" office:value-type="string">
            <text:p text:style-name="P5">Expression must be in the range of 0 to 65535. </text:p>
          </table:table-cell>
        </table:table-row>
        <table:table-row table:style-name="Table1.1">
          <table:table-cell table:style-name="Table1.A2" office:value-type="float" office:value="0">
            <text:p text:style-name="P5">CSng</text:p>
          </table:table-cell>
          <table:table-cell table:style-name="Table1.B13" office:value-type="string">
            <text:p text:style-name="P5"><text:s/>B = SCng(expression) </text:p>
          </table:table-cell>
          <table:table-cell table:style-name="Table1.C13" office:value-type="string">
            <text:p text:style-name="P5">Convert expression to single. </text:p>
          </table:table-cell>
          <table:table-cell table:style-name="Table1.D13" office:value-type="string">
            <text:p text:style-name="P5">Expression must be in the range of 1.1 E-38 to 3.43E+38. </text:p>
          </table:table-cell>
        </table:table-row>
      </table:table>
      <text:p text:style-name="P7">Table <text:span text:style-name="T2">3.1: FreeBasic Conversion Functions</text:span>: </text:p>
      <text:p text:style-name="P2"/>
      <text:p text:style-name="P2"/>
      <text:p text:style-name="P2"/>
      <text:p text:style-name="P2"/>
      <text:p text:style-name="P2">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P11"/>
      <text:p text:style-name="code">Dim as Double myDouble1, myDouble2, myDouble3 </text:p>
      <text:p text:style-name="code">Dim as Integer myInt </text:p>
      <text:p text:style-name="code"/>
      <text:p text:style-name="code"><text:soft-page-break/>‘Set variable ranges </text:p>
      <text:p text:style-name="code">myDouble1 = 143.5 </text:p>
      <text:p text:style-name="code">myDouble3 = 143.4 </text:p>
      <text:p text:style-name="code">myDouble2 = 143.5 </text:p>
      <text:p text:style-name="code">myInt = 12 </text:p>
      <text:p text:style-name="code"/>
      <text:p text:style-name="code">'Show cast in action </text:p>
      <text:p text:style-name="code">Print "** Cast **" </text:p>
      <text:p text:style-name="code">Print "Double1 ";myDouble1;" cast to integer ";Cast(Integer, myDouble1) </text:p>
      <text:p text:style-name="code">Print "Double2 ";myDouble2;" cast to integer ";Cast(Integer, myDouble2) </text:p>
      <text:p text:style-name="code">Print "Double3 ";myDouble3;" cast to integer ";Cast(Integer, myDouble3) </text:p>
      <text:p text:style-name="code">Print "Expression ";myDouble1;" + ";myInt;" cast to double "; </text:p>
      <text:p text:style-name="code">Print Cast(Double, myDouble1 + myInt) </text:p>
      <text:p text:style-name="code">Print </text:p>
      <text:p text:style-name="code"><text:s/></text:p>
      <text:p text:style-name="code">‘Show cint in action </text:p>
      <text:p text:style-name="code">Print "** CInt **" </text:p>
      <text:p text:style-name="code"><text:span text:style-name="T1">P</text:span>rint "Double1 ";myDouble1;" cint to integer ";CInt(myDouble1) </text:p>
      <text:p text:style-name="code">Print "Double2 ";myDouble2;" cast to integer ";CInt(myDouble2) </text:p>
      <text:p text:style-name="code">Print "Double3 ";myDouble3;" cast to integer ";CInt(myDouble3) </text:p>
      <text:p text:style-name="code">Print "Expression ";myDouble1;" + ";myInt;" cast to integer ";CInt(myDouble1 + myInt) </text:p>
      <text:p text:style-name="code">Print "Expression ";myDouble2;" + ";myInt;" cast to integer ";CInt(myDouble2 + myInt) </text:p>
      <text:p text:style-name="code">Print </text:p>
      <text:p text:style-name="code"/>
      <text:p text:style-name="code">Sleep </text:p>
      <text:p text:style-name="code"><text:s/>End </text:p>
      <text:p text:style-name="P3"/>
      <text:p text:style-name="P2">Listing 3.4: convert.bas </text:p>
      <text:p text:style-name="P2"/>
      <text:p text:style-name="P2"><text:tab/>Analysis: This program demonstrates the built-in FreeBasic conversion functions.</text:p>
      <text:p text:style-name="P2">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2"/>
      <text:p text:style-name="P2"/>
      <text:p text:style-name="P2">print a carriage return after the print statement, so that when the value of Cast is printed in line 17, the value will appear on the same line as the data printed in line 16. <text:soft-page-break/>The program is closed in the usual way using Sleep and End. </text:p>
      <text:p text:style-name="P2"/>
      <text:p text:style-name="P2">Running the program will produce the output shown below. </text:p>
      <text:p text:style-name="P2"/>
      <text:p text:style-name="P2"/>
      <text:p text:style-name="output"/>
      <text:p text:style-name="output">** Cast ** </text:p>
      <text:p text:style-name="output">Double1 143.5 cast to integer 144 </text:p>
      <text:p text:style-name="output">Double2 143.5 </text:p>
      <text:p text:style-name="output">cast to integer 144 </text:p>
      <text:p text:style-name="output">Double3 143.4 cast to integer 143 </text:p>
      <text:p text:style-name="output">Expression 143.5 + 12 cast to double 155.5 </text:p>
      <text:p text:style-name="output"/>
      <text:p text:style-name="output"/>
      <text:p text:style-name="output">** CInt ** </text:p>
      <text:p text:style-name="output">Double1 143.5 cint to integer 144 </text:p>
      <text:p text:style-name="output">Double2 143.5 </text:p>
      <text:p text:style-name="output">cast to integer 144 </text:p>
      <text:p text:style-name="output">Double3 143.4 cast to integer 143 </text:p>
      <text:p text:style-name="output">Expression 143.5 + 12 cast to integer 156 </text:p>
      <text:p text:style-name="output">Expression 143.5 </text:p>
      <text:p text:style-name="output">+ 12 cast to integer –132 </text:p>
      <text:p text:style-name="P2"/>
      <text:p text:style-name="P2"/>
      <text:p text:style-name="P2">Output 3.4: convert.bas </text:p>
      <text:p text:style-name="P2"/>
      <text:p text:style-name="P2">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2"/>
      <text:h text:style-name="P12" text:outline-level="3">Using Conversion Functions in Macros </text:h>
      <text:p text:style-name="P2"/>
      <text:p text:style-name="P2">One area where the conversion functions listed in Table 4.1 are useful is in the </text:p>
      <text:p text:style-name="P2">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P2"/>
      <text:p text:style-name="P2">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1"/>
      <text:p text:style-name="P1"/>
      <text:p text:style-name="P1"><text:soft-page-break/></text:p>
      <text:p text:style-name="P11"/>
      <text:p text:style-name="code">'Macro created by v1ctor </text:p>
      <text:p text:style-name="code">#define MAKDWORD(x,y) (cint(x) shl 16 or cint(y)) </text:p>
      <text:p text:style-name="code"/>
      <text:p text:style-name="code"/>
      <text:p text:style-name="code">Dim myInt As Uinteger </text:p>
      <text:p text:style-name="code">Dim As Integer i, cnt </text:p>
      <text:p text:style-name="code"/>
      <text:p text:style-name="code"/>
      <text:p text:style-name="code">'Store row 5 column 5 in a single uinteger </text:p>
      <text:p text:style-name="code">myInt = MAKDWORD(5, 5) </text:p>
      <text:p text:style-name="code"/>
      <text:p text:style-name="code"/>
      <text:p text:style-name="code">'Set the width and height of the console window </text:p>
      <text:p text:style-name="code">Width 80, 25 </text:p>
      <text:p text:style-name="code">'Print column headers </text:p>
      <text:p text:style-name="code">cnt = 1 </text:p>
      <text:p text:style-name="code">For i = 1 To 80</text:p>
      <text:p text:style-name="code"/>
      <text:p text:style-name="code"/>
      <text:p text:style-name="code"><text:s/>'Print columns as 12345678901... </text:p>
      <text:p text:style-name="code">If cnt = 10 Then</text:p>
      <text:p text:style-name="code"/>
      <text:p text:style-name="code"/>
      <text:p text:style-name="code"><text:s/>cnt = 0 </text:p>
      <text:p text:style-name="code">End If </text:p>
      <text:p text:style-name="code">Locate 1, i </text:p>
      <text:p text:style-name="code">'Convert to string so we don't get leading space </text:p>
      <text:p text:style-name="code">Print Str(cnt) </text:p>
      <text:p text:style-name="code">'Increment our counter </text:p>
      <text:p text:style-name="code">cnt += 1 </text:p>
      <text:p text:style-name="code"/>
      <text:p text:style-name="code"/>
      <text:p text:style-name="code">Next </text:p>
      <text:p text:style-name="code">'Print row headers </text:p>
      <text:p text:style-name="code">cnt = 2 </text:p>
      <text:p text:style-name="code">For i = 2 To 25</text:p>
      <text:p text:style-name="code"/>
      <text:p text:style-name="code"/>
      <text:p text:style-name="code"><text:soft-page-break/><text:s/>'Row numbers will be like col numbers </text:p>
      <text:p text:style-name="code">If cnt = 10 Then</text:p>
      <text:p text:style-name="code"/>
      <text:p text:style-name="code"/>
      <text:p text:style-name="code"><text:s/>cnt = 0 </text:p>
      <text:p text:style-name="code">End If </text:p>
      <text:p text:style-name="code">Locate i, 1 </text:p>
      <text:p text:style-name="code">'Convert to string so we don't get leading space </text:p>
      <text:p text:style-name="code">'We need the semicolon </text:p>
      <text:p text:style-name="code">so a line feed isn't printed </text:p>
      <text:p text:style-name="code">'on line 25 which would scroll screen. </text:p>
      <text:p text:style-name="code">Print Str(cnt); </text:p>
      <text:p text:style-name="code">'Increment our counter </text:p>
      <text:p text:style-name="code">cnt += 1 </text:p>
      <text:p text:style-name="code"/>
      <text:p text:style-name="code"/>
      <text:p text:style-name="code">Next </text:p>
      <text:p text:style-name="code"/>
      <text:p text:style-name="code"/>
      <text:p text:style-name="code">'Print out string on saved location </text:p>
      <text:p text:style-name="code">Locate Hiword(myInt), Loword(myInt) </text:p>
      <text:p text:style-name="code">Print "We stored the screen location in a single uinteger!" </text:p>
      <text:p text:style-name="code"/>
      <text:p text:style-name="code"/>
      <text:p text:style-name="code">45 </text:p>
      <text:p text:style-name="code">Sleep </text:p>
      <text:p text:style-name="code">End </text:p>
      <text:p text:style-name="code"/>
      <text:p text:style-name="P2"/>
      <text:p text:style-name="P6">Listing 3.5: makdword.bas </text:p>
      <text:p text:style-name="P2"/>
      <text:p text:style-name="P2"><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2">In line 8, the variable myInt is initialized with the macro previously defined. The macro stores the screen locations, row 5 and column 5 in the high and low word of the integer variable. </text:p>
      <text:p text:style-name="P2"/>
      <text:p text:style-name="P2">In line 11 the Width statement is used to set the console screen to 80 columns and </text:p>
      <text:p text:style-name="P2">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P2"/>
      <text:p text:style-name="P2"><text:soft-page-break/>In line 36 the Str function is used to convert the numeric value of cnt to a string so 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P2"/>
      <text:p text:style-name="P2">In line 42 the two functions Hiword and Loword are used to retrieve the high and low bytes of the integer variable, which contain the row and column respectively. Line 45and 46 wait for a key press and end the program in the usual fashion. </text:p>
      <text:p text:style-name="P2"/>
      <text:p text:style-name="P2">The macro is defined in line 2 takes two parameters, x and y. The compiler wills <text:span text:style-name="T3">s</text:span>ubstitute MAKDWORD(x,y) with (cint(x) shl 16 or cint(y)) replacing x with the first </text:p>
      <text:p text:style-name="P2">number and y with the second number. Cint is used within the macro so that no matter </text:p>
      <text:p text:style-name="P2">what values are passed through x and y, the macro will always be working with integers.</text:p>
      <text:p text:style-name="P2">The operators or and shl will be discussed later in the book. </text:p>
      <text:p text:style-name="P2"/>
      <text:p text:style-name="P2">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P2"/>
      <text:p text:style-name="P2">Running the program will produce the following output. </text:p>
      <text:p text:style-name="P2"/>
      <text:p text:style-name="P2">12345678901234567890123456789012345678901234567890123456789012345678901234567890 </text:p>
      <text:p text:style-name="P2">2 </text:p>
      <text:p text:style-name="P2">3 </text:p>
      <text:p text:style-name="P2">4 </text:p>
      <text:p text:style-name="P2">5 We stored the screen location in a single uinteger! </text:p>
      <text:p text:style-name="P2">6</text:p>
      <text:p text:style-name="P2">Output 3.5: makdword.bas </text:p>
      <text:p text:style-name="P2"/>
      <text:p text:style-name="P2">#Define is fully explored in the chapter on symbolic constants later in the book. </text:p>
      <text:p text:style-name="P2"/>
      <text:p text:style-name="P2"/>
      <text:p text:style-name="P2">Decimal Rounding Functions </text:p>
      <text:p text:style-name="P2"/>
      <text:p text:style-name="P2">FreeBasic has two built-in rounding functions for use with decimal numbers. Table</text:p>
      <text:p text:style-name="P2"/>
      <text:p text:style-name="P2">4.2 lists the functions along with their explanations. </text:p>
      <text:p text:style-name="P2">Function Syntax Comment </text:p>
      <text:p text:style-name="P2">Int B = Int(expression) Returns an integer value less than or equal tothe input. </text:p>
      <text:p text:style-name="P2">Fix B = Fix(expression) Returns the integer part of the input. </text:p>
      <text:p text:style-name="P2"/>
      <text:p text:style-name="P2">Table 3.2: FreeBasic Rounding Functions </text:p>
      <text:p text:style-name="P2"/>
      <text:p text:style-name="P2">As with the other conversion functions, this should be tested with both negative and <text:soft-page-break/>positive numbers to see how the function behaves. The program intfix.bas listed below illustrates the results returned by the functions as well as their use with calculations. </text:p>
      <text:p text:style-name="P2"/>
      <text:p text:style-name="Preformatted_20_Text"/>
      <text:p text:style-name="Preformatted_20_Text"/>
      <text:p text:style-name="code"><text:span text:style-name="comment0_5f_vb">'Create some double variables </text:span></text:p>
      <text:p text:style-name="code"><text:span text:style-name="keyword0_5f_vb"><text:span text:style-name="T5">Dim</text:span></text:span><text:span text:style-name="T5"> </text:span><text:span text:style-name="keyword0_5f_vb"><text:span text:style-name="T5">As</text:span></text:span><text:span text:style-name="T5"> Double myDouble1 = </text:span><text:span text:style-name="number_5f_vb"><text:span text:style-name="T5">5.5</text:span></text:span><text:span text:style-name="T5">, myDouble2 = </text:span><text:span text:style-name="number_5f_vb"><text:span text:style-name="T5">5.9</text:span></text:span><text:span text:style-name="T5"> </text:span></text:p>
      <text:p text:style-name="code"><text:s/></text:p>
      <text:p text:style-name="code"><text:span text:style-name="comment0_5f_vb">'Show rounding on negative and positive values </text:span></text:p>
      <text:p text:style-name="code"><text:span text:style-name="keyword0_5f_vb"><text:span text:style-name="T5">Print</text:span></text:span><text:span text:style-name="T5"> </text:span><text:span text:style-name="string_5f_vb"><text:span text:style-name="T5">"Doubles:"</text:span></text:span><text:span text:style-name="T5">, myDouble1, myDouble2 </text:span></text:p>
      <text:p text:style-name="code"><text:span text:style-name="keyword0_5f_vb"><text:span text:style-name="T5">Print</text:span></text:span><text:span text:style-name="T5"> </text:span><text:span text:style-name="string_5f_vb"><text:span text:style-name="T5">"Int:"</text:span></text:span><text:span text:style-name="T5">, </text:span><text:span text:style-name="keyword0_5f_vb"><text:span text:style-name="T5">Int</text:span></text:span><text:span text:style-name="symbol0_5f_vb"><text:span text:style-name="T5">(</text:span></text:span><text:span text:style-name="T5">myDouble1</text:span><text:span text:style-name="symbol0_5f_vb"><text:span text:style-name="T5">)</text:span></text:span><text:span text:style-name="T5">, </text:span><text:span text:style-name="keyword0_5f_vb"><text:span text:style-name="T5">Int</text:span></text:span><text:span text:style-name="symbol0_5f_vb"><text:span text:style-name="T5">(</text:span></text:span><text:span text:style-name="T5">myDouble2</text:span><text:span text:style-name="symbol0_5f_vb"><text:span text:style-name="T5">)</text:span></text:span><text:span text:style-name="T5"> </text:span></text:p>
      <text:p text:style-name="code"><text:span text:style-name="keyword0_5f_vb"><text:span text:style-name="T5">Print</text:span></text:span><text:span text:style-name="T5"> </text:span><text:span text:style-name="string_5f_vb"><text:span text:style-name="T5">"Fix:"</text:span></text:span><text:span text:style-name="T5">, </text:span><text:span text:style-name="keyword0_5f_vb"><text:span text:style-name="T5">Fix</text:span></text:span><text:span text:style-name="symbol0_5f_vb"><text:span text:style-name="T5">(</text:span></text:span><text:span text:style-name="T5">myDouble1</text:span><text:span text:style-name="symbol0_5f_vb"><text:span text:style-name="T5">)</text:span></text:span><text:span text:style-name="T5">, </text:span><text:span text:style-name="keyword0_5f_vb"><text:span text:style-name="T5">Fix</text:span></text:span><text:span text:style-name="symbol0_5f_vb"><text:span text:style-name="T5">(</text:span></text:span><text:span text:style-name="T5">myDouble2</text:span><text:span text:style-name="symbol0_5f_vb"><text:span text:style-name="T5">)</text:span></text:span><text:span text:style-name="T5"> </text:span></text:p>
      <text:p text:style-name="code"><text:span text:style-name="keyword0_5f_vb"><text:span text:style-name="T5">Print</text:span></text:span><text:span text:style-name="T5"> </text:span></text:p>
      <text:p text:style-name="code"><text:span text:style-name="comment0_5f_vb">'Try some calculation expressions </text:span></text:p>
      <text:p text:style-name="code"><text:span text:style-name="T5">myDouble1 = </text:span><text:span text:style-name="number_5f_vb"><text:span text:style-name="T5">15.78</text:span></text:span><text:span text:style-name="T5"> </text:span></text:p>
      <text:p text:style-name="code"><text:span text:style-name="T5">myDouble2 = </text:span><text:span text:style-name="number_5f_vb"><text:span text:style-name="T5">22.12</text:span></text:span><text:span text:style-name="T5"> </text:span></text:p>
      <text:p text:style-name="code"><text:span text:style-name="keyword0_5f_vb"><text:span text:style-name="T5">Print</text:span></text:span><text:span text:style-name="T5"> </text:span><text:span text:style-name="string_5f_vb"><text:span text:style-name="T5">"Expression:"</text:span></text:span><text:span text:style-name="T5">,myDouble1;</text:span><text:span text:style-name="string_5f_vb"><text:span text:style-name="T5">" +"</text:span></text:span><text:span text:style-name="T5">;myDouble2;</text:span><text:span text:style-name="string_5f_vb"><text:span text:style-name="T5">" = "</text:span></text:span><text:span text:style-name="T5">; </text:span><text:span text:style-name="keyword0_5f_vb"><text:span text:style-name="T5">Str</text:span></text:span><text:span text:style-name="symbol0_5f_vb"><text:span text:style-name="T5">(</text:span></text:span><text:span text:style-name="T5">myDouble1 + myDouble2</text:span><text:span text:style-name="symbol0_5f_vb"><text:span text:style-name="T5">)</text:span></text:span><text:span text:style-name="T5"> </text:span></text:p>
      <text:p text:style-name="code"><text:span text:style-name="keyword0_5f_vb"><text:span text:style-name="T5">Print</text:span></text:span><text:span text:style-name="T5"> </text:span><text:span text:style-name="string_5f_vb"><text:span text:style-name="T5">"Int:"</text:span></text:span><text:span text:style-name="T5">, </text:span><text:span text:style-name="keyword0_5f_vb"><text:span text:style-name="T5">Int</text:span></text:span><text:span text:style-name="symbol0_5f_vb"><text:span text:style-name="T5">(</text:span></text:span><text:span text:style-name="T5">myDouble1 + myDouble2</text:span><text:span text:style-name="symbol0_5f_vb"><text:span text:style-name="T5">)</text:span></text:span><text:span text:style-name="T5"> </text:span></text:p>
      <text:p text:style-name="code"><text:span text:style-name="keyword0_5f_vb"><text:span text:style-name="T5">Print</text:span></text:span><text:span text:style-name="T5"> </text:span><text:span text:style-name="string_5f_vb"><text:span text:style-name="T5">"Fix:"</text:span></text:span><text:span text:style-name="T5">, </text:span><text:span text:style-name="keyword0_5f_vb"><text:span text:style-name="T5">Fix</text:span></text:span><text:span text:style-name="symbol0_5f_vb"><text:span text:style-name="T5">(</text:span></text:span><text:span text:style-name="T5">myDouble1 + myDouble2</text:span><text:span text:style-name="symbol0_5f_vb"><text:span text:style-name="T5">)</text:span></text:span><text:span text:style-name="T5"> </text:span></text:p>
      <text:p text:style-name="code"><text:span text:style-name="comment0_5f_vb">'Wait for keypress </text:span></text:p>
      <text:p text:style-name="code">Sleep </text:p>
      <text:p text:style-name="code"><text:span text:style-name="keyword0_5f_vb"><text:span text:style-name="T5">End</text:span></text:span><text:span text:style-name="T5"> </text:span></text:p>
      <text:p text:style-name="code"><text:s/></text:p>
      <text:p text:style-name="Preformatted_20_Text"/>
      <text:p text:style-name="Preformatted_20_Text"/>
      <text:p text:style-name="P2">Listing 3.6: intfix.bas </text:p>
      <text:p text:style-name="P2"/>
      <text:p text:style-name="P2"><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2">Lines 17 and 18 end the program in the usual way. </text:p>
      <text:p text:style-name="P2"/>
      <text:p text:style-name="P2">The result of running the program is shown in Output 4.6. </text:p>
      <text:p text:style-name="P2"/>
      <text:p text:style-name="P2">Doubles: 5.5 </text:p>
      <text:p text:style-name="P2">5.9 </text:p>
      <text:p text:style-name="P2">Int: 6 </text:p>
      <text:p text:style-name="P2">5 </text:p>
      <text:p text:style-name="P2">Fix: 5 </text:p>
      <text:p text:style-name="P2">5 </text:p>
      <text:p text:style-name="P2"/>
      <text:p text:style-name="P2"/>
      <text:p text:style-name="P2">Expression: 15.78 </text:p>
      <text:p text:style-name="P2">+ 22.12 = 6.34 </text:p>
      <text:p text:style-name="P2"/>
      <text:p text:style-name="P2"><text:soft-page-break/></text:p>
      <text:p text:style-name="P2">Int: 6 </text:p>
      <text:p text:style-name="P2"/>
      <text:p text:style-name="P2"/>
      <text:p text:style-name="P2">Fix: 6 </text:p>
      <text:p text:style-name="P2"/>
      <text:p text:style-name="P2"/>
      <text:p text:style-name="P2">Output 3.6: infix.bas </text:p>
      <text:p text:style-name="P2"/>
      <text:p text:style-name="P2">Notice that in the output Int returns a –6 for the input –5.5, since 6 is less than –</text:p>
      <text:p text:style-name="P2">5.5, and 5 for 5.9 since 5 is less than 6. Fix on the other hand truncates the decimal and </text:p>
      <text:p text:style-name="P2">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2"/>
      <text:h text:style-name="P9" text:outline-level="2">A Look Ahead </text:h>
      <text:p text:style-name="P2"/>
      <text:p text:style-name="P2">In addition to the built-in conversion functions, there are a number of functions </text:p>
      <text:p text:style-name="P2">available in the C Runtime Library, which is the subject of the next chapter. </text:p>
      <text:p text:style-name="P2"/>
      <text:p text:style-name="P2"/>
      <text:h text:style-name="P9" text:outline-level="2">Exercises </text:h>
      <text:p text:style-name="P2"/>
      <text:p text:style-name="P2">1) How do you stop your program from printing a carriage return at the end of a line? </text:p>
      <text:p text:style-name="P2">2) What function would you use to convert an unknown value to a Double? </text:p>
      <text:p text:style-name="P2">3) What function would you use to convert an unknown value to an Integer? </text:p>
      <text:p text:style-name="P2">4) What would be the result of the equation 5 / 2 if assigned to an Integer? </text:p>
      <text:p text:style-name="P2">5) How do the functions Int() and Fix() differ in their result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112%" draw:distance="112%"/>
    <draw:stroke-dash draw:name="Dashed_20__28_var_29__20_5" draw:display-name="Dashed (var) 5" draw:style="rect" draw:dots1="1" draw:dots1-length="112%" draw:distance="112%"/>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master-page-name="">
      <style:paragraph-properties fo:margin-top="0in" fo:margin-bottom="0in" loext:contextual-spacing="false" style:page-number="auto" fo:padding="0.2201in" fo:border-left="0.99pt solid #000000" fo:border-right="none" fo:border-top="none" fo:border-bottom="none" style:shadow="none" text:number-lines="fals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indent="0in" style:auto-text-indent="tru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List"><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3 Converting Numeric Data Types </dc:title>
    <dc:date>2019-02-26T15:07:23.227217575</dc:date>
    <meta:editing-duration>PT1H17M5S</meta:editing-duration>
    <meta:editing-cycles>12</meta:editing-cycles>
    <meta:generator>LibreOffice/6.0.7.3$Linux_X86_64 LibreOffice_project/00m0$Build-3</meta:generator>
    <meta:document-statistic meta:table-count="1" meta:image-count="0" meta:object-count="0" meta:page-count="12" meta:paragraph-count="282" meta:word-count="2899" meta:character-count="17285" meta:non-whitespace-character-count="14391"/>
    <meta:template xlink:type="simple" xlink:actuate="onRequest" xlink:title="" xlink:href="../fbeginnerm.odm" meta:date="2019-02-26T10:57:26.681351691"/>
  </office:meta>
</office:document-meta>
</file>